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style:font-name="Times New Roman" fo:font-size="14pt" officeooo:rsid="0019b0e2" officeooo:paragraph-rsid="0019b0e2" style:font-size-asian="14pt" style:font-size-complex="14pt"/>
    </style:style>
    <style:style style:name="P2" style:family="paragraph" style:parent-style-name="Heading_20_3">
      <style:text-properties style:font-name="Times New Roman" fo:font-size="14pt" style:font-size-asian="14pt" style:font-size-complex="14pt"/>
    </style:style>
    <style:style style:name="P3" style:family="paragraph" style:parent-style-name="Heading_20_4"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style:font-size-asian="14pt" style:font-size-complex="14pt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>
      <style:paragraph-properties fo:text-align="center" style:justify-single-word="false"/>
      <style:text-properties style:font-name="Times New Roman" fo:font-size="14pt" officeooo:rsid="0019b0e2" officeooo:paragraph-rsid="0019b0e2" style:font-size-asian="14pt" style:font-size-complex="14pt"/>
    </style:style>
    <style:style style:name="P11" style:family="paragraph" style:parent-style-name="Text_20_body">
      <style:text-properties style:font-name="Times New Roman" fo:font-size="14pt" style:font-size-asian="14pt" style:font-size-complex="14pt"/>
    </style:style>
    <style:style style:name="P12" style:family="paragraph" style:parent-style-name="Text_20_body" style:list-style-name="L6">
      <style:text-properties style:font-name="Times New Roman" fo:font-size="14pt" style:font-size-asian="14pt" style:font-size-complex="14pt"/>
    </style:style>
    <style:style style:name="P13" style:family="paragraph" style:parent-style-name="Text_20_body" style:list-style-name="L7">
      <style:text-properties style:font-name="Times New Roman" fo:font-size="14pt" style:font-size-asian="14pt" style:font-size-complex="14pt"/>
    </style:style>
    <style:style style:name="P14" style:family="paragraph" style:parent-style-name="Text_20_body" style:list-style-name="L3"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Nome: Igor Lima – SP3138127</text:h>
      <text:p text:style-name="P10">Professora: Natália – Desenvolvimento Web</text:p>
      <text:h text:style-name="P2" text:outline-level="3"/>
      <text:h text:style-name="P2" text:outline-level="3">SEO (Search Engine Optimization)</text:h>
      <text:p text:style-name="P11">SEO é o conjunto de estratégias e técnicas utilizadas para melhorar a visibilidade e o posicionamento de um site nos resultados orgânicos dos mecanismos de busca, como Google, Bing e Yahoo. O objetivo do SEO é aumentar o tráfego de visitantes qualificados ao site, proporcionando maior exposição e, consequentemente, potencializando as oportunidades de conversão e vendas.</text:p>
      <text:h text:style-name="P3" text:outline-level="4">Principais Tópicos de SEO:</text:h>
      <text:list text:style-name="L6">
        <text:list-item>
          <text:p text:style-name="P8"><text:span text:style-name="Strong_20_Emphasis"><text:span text:style-name="T2">O que é SEO?</text:span></text:span></text:p>
          <text:list>
            <text:list-item>
              <text:p text:style-name="P12">SEO, ou Search Engine Optimization, é o processo de otimização de um site para melhorar sua visibilidade nos resultados de busca orgânica.</text:p>
            </text:list-item>
          </text:list>
        </text:list-item>
        <text:list-item>
          <text:p text:style-name="P8"><text:span text:style-name="Strong_20_Emphasis"><text:span text:style-name="T2">História do SEO</text:span></text:span></text:p>
          <text:list>
            <text:list-item>
              <text:p text:style-name="P12">Desde a década de 1990, SEO evoluiu consideravelmente, acompanhando as mudanças nos algoritmos dos motores de busca.</text:p>
            </text:list-item>
          </text:list>
        </text:list-item>
        <text:list-item>
          <text:p text:style-name="P8"><text:span text:style-name="Strong_20_Emphasis"><text:span text:style-name="T2">Fatores de Rankeamento</text:span></text:span></text:p>
          <text:list>
            <text:list-item>
              <text:p text:style-name="P12">Fatores como palavras-chave, backlinks, e a qualidade do conteúdo influenciam o rankeamento de um site.</text:p>
            </text:list-item>
          </text:list>
        </text:list-item>
        <text:list-item>
          <text:p text:style-name="P8"><text:span text:style-name="Strong_20_Emphasis"><text:span text:style-name="T2">SEO On-Page e Off-Page</text:span></text:span></text:p>
          <text:list>
            <text:list-item>
              <text:p text:style-name="P12">SEO On-Page: Técnicas aplicadas dentro do site, como otimização de conteúdo e HTML.</text:p>
            </text:list-item>
            <text:list-item>
              <text:p text:style-name="P12">SEO Off-Page: Estratégias fora do site, como construção de backlinks e marketing de conteúdo.</text:p>
            </text:list-item>
          </text:list>
        </text:list-item>
        <text:list-item>
          <text:p text:style-name="P8"><text:span text:style-name="Strong_20_Emphasis"><text:span text:style-name="T2">SEO Técnico</text:span></text:span></text:p>
          <text:list>
            <text:list-item>
              <text:p text:style-name="P12">Envolve a otimização da infraestrutura do site, como melhoria da velocidade de carregamento e correção de erros de rastreamento.</text:p>
            </text:list-item>
          </text:list>
        </text:list-item>
        <text:list-item>
          <text:p text:style-name="P8"><text:span text:style-name="Strong_20_Emphasis"><text:span text:style-name="T2">SEO Local</text:span></text:span></text:p>
          <text:list>
            <text:list-item>
              <text:p text:style-name="P12">Focado em melhorar a visibilidade do site para buscas locais, ideal para negócios físicos que desejam atrair clientes da região.</text:p>
            </text:list-item>
          </text:list>
        </text:list-item>
      </text:list>
      <text:h text:style-name="P2" text:outline-level="3"><text:soft-page-break/>DevTools (Developer Tools)</text:h>
      <text:p text:style-name="P11">DevTools é um conjunto de ferramentas para desenvolvedores da web integrado diretamente ao navegador Google Chrome. DevTools permite editar páginas e diagnosticar problemas com rapidez, o que ajuda a criar sites melhores em menos tempo.</text:p>
      <text:h text:style-name="P3" text:outline-level="4">Principais Tópicos de DevTools:</text:h>
      <text:list text:style-name="L7">
        <text:list-item>
          <text:p text:style-name="P9"><text:span text:style-name="Strong_20_Emphasis"><text:span text:style-name="T2">Visão Geral do DevTools</text:span></text:span></text:p>
          <text:list>
            <text:list-item>
              <text:p text:style-name="P13">Ferramentas para edição, depuração e monitoramento de páginas web.</text:p>
            </text:list-item>
          </text:list>
        </text:list-item>
        <text:list-item>
          <text:p text:style-name="P9"><text:span text:style-name="Strong_20_Emphasis"><text:span text:style-name="T2">Abrir DevTools</text:span></text:span></text:p>
          <text:list>
            <text:list-item>
              <text:p text:style-name="P13">Pode ser aberto clicando com o botão direito na página e selecionando "Inspecionar", ou pressionando F12.</text:p>
            </text:list-item>
          </text:list>
        </text:list-item>
        <text:list-item>
          <text:p text:style-name="P9"><text:span text:style-name="Strong_20_Emphasis"><text:span text:style-name="T2">Painéis do DevTools</text:span></text:span></text:p>
          <text:list>
            <text:list-item>
              <text:p text:style-name="P9"><text:span text:style-name="Strong_20_Emphasis"><text:span text:style-name="T2">Elementos:</text:span></text:span><text:span text:style-name="T2"> Permite a visualização e edição do HTML e CSS da página.</text:span></text:p>
            </text:list-item>
            <text:list-item>
              <text:p text:style-name="P9"><text:span text:style-name="Strong_20_Emphasis"><text:span text:style-name="T2">Console:</text:span></text:span><text:span text:style-name="T2"> Útil para executar comandos JavaScript e visualizar mensagens de log.</text:span></text:p>
            </text:list-item>
            <text:list-item>
              <text:p text:style-name="P9"><text:span text:style-name="Strong_20_Emphasis"><text:span text:style-name="T2">Rede:</text:span></text:span><text:span text:style-name="T2"> Monitora solicitações de rede e o desempenho das transferências de dados.</text:span></text:p>
            </text:list-item>
          </text:list>
        </text:list-item>
        <text:list-item>
          <text:p text:style-name="P9"><text:span text:style-name="Strong_20_Emphasis"><text:span text:style-name="T2">Depuração de JavaScript</text:span></text:span></text:p>
          <text:list>
            <text:list-item>
              <text:p text:style-name="P13">Inclui ferramentas para depurar código JavaScript, definir breakpoints e analisar execuções de código.</text:p>
            </text:list-item>
          </text:list>
        </text:list-item>
        <text:list-item>
          <text:p text:style-name="P9"><text:span text:style-name="Strong_20_Emphasis"><text:span text:style-name="T2">Otimização de Desempenho</text:span></text:span></text:p>
          <text:list>
            <text:list-item>
              <text:p text:style-name="P13">Ferramentas para analisar e melhorar o desempenho de carregamento e renderização do site.</text:p>
            </text:list-item>
          </text:list>
        </text:list-item>
      </text:list>
      <text:p text:style-name="P11"/>
      <text:h text:style-name="P2" text:outline-level="3">Bibliografia</text:h>
      <text:p text:style-name="P11"/>
      <text:list xml:id="list772595642" text:style-name="L3">
        <text:list-header>
          <text:p text:style-name="P7"><text:a xlink:type="simple" xlink:href="https://moz.com/blog" text:style-name="Internet_20_link" text:visited-style-name="Visited_20_Internet_20_Link"><text:span text:style-name="T2">https://moz.com/blog</text:span></text:a></text:p>
          <text:p text:style-name="P7"><text:a xlink:type="simple" xlink:href="https://webmasters.googleblog.com/" text:style-name="Internet_20_link" text:visited-style-name="Visited_20_Internet_20_Link"><text:span text:style-name="T2">https://webmasters.googleblog.com/</text:span></text:a></text:p>
          <text:p text:style-name="P14">https://developer.chrome.com/docs/devtools?hl=pt-br</text:p>
        </text:list-header>
      </text:list>
      <text:p text:style-name="P11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20:50:59.548104481</meta:creation-date>
    <dc:date>2025-01-29T20:57:23.593263823</dc:date>
    <meta:editing-duration>PT6M27S</meta:editing-duration>
    <meta:editing-cycles>1</meta:editing-cycles>
    <meta:document-statistic meta:table-count="0" meta:image-count="0" meta:object-count="0" meta:page-count="2" meta:paragraph-count="37" meta:word-count="382" meta:character-count="2513" meta:non-whitespace-character-count="2191"/>
    <meta:generator>LibreOffice/7.4.5.1$Linux_X86_64 LibreOffice_project/40$Build-1</meta:generator>
  </office:meta>
</office:document-meta>
</file>